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Exception.MyException( long code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Exception.My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Exception.setCode( long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Exception.MyException( long cod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Exception.My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Exception.MyException( long code ,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Exception.My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Exception.ge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Exception.My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Exception.MyException( long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Excep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ssue1276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